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inherit"/>
    </style:style>
    <style:style style:name="P2" style:family="paragraph" style:parent-style-name="Standard">
      <style:text-properties style:font-name="inherit" fo:font-weight="bold" officeooo:paragraph-rsid="00257787" style:font-weight-asian="bold" style:font-weight-complex="bold"/>
    </style:style>
    <style:style style:name="P3" style:family="paragraph" style:parent-style-name="Text_20_body">
      <style:text-properties style:font-name="inherit"/>
    </style:style>
    <style:style style:name="P4" style:family="paragraph" style:parent-style-name="Text_20_body">
      <style:text-properties style:font-name="inherit" fo:font-weight="bold" style:font-weight-asian="bold" style:font-weight-complex="bold"/>
    </style:style>
    <style:style style:name="P5" style:family="paragraph" style:parent-style-name="Text_20_body">
      <style:text-properties style:font-name="inherit" fo:font-weight="bold" officeooo:rsid="00204327" officeooo:paragraph-rsid="00204327" style:font-weight-asian="bold" style:font-weight-complex="bold"/>
    </style:style>
    <style:style style:name="P6" style:family="paragraph" style:parent-style-name="Text_20_body">
      <style:text-properties style:font-name="inherit" fo:font-weight="bold" officeooo:paragraph-rsid="0027df9d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28dc24" officeooo:paragraph-rsid="0028dc24" style:font-weight-asian="bold" style:font-weight-complex="bold"/>
    </style:style>
    <style:style style:name="P8" style:family="paragraph" style:parent-style-name="Text_20_body">
      <style:text-properties style:font-name="inherit" fo:font-weight="bold" officeooo:rsid="002964f3" officeooo:paragraph-rsid="002964f3" style:font-weight-asian="bold" style:font-weight-complex="bold"/>
    </style:style>
    <style:style style:name="P9" style:family="paragraph" style:parent-style-name="Text_20_body">
      <style:text-properties style:font-name="inherit" fo:font-weight="normal" style:font-weight-asian="normal" style:font-weight-complex="normal"/>
    </style:style>
    <style:style style:name="P10" style:family="paragraph" style:parent-style-name="Text_20_body">
      <style:text-properties style:font-name="inherit" fo:font-weight="normal" officeooo:rsid="001f135a" officeooo:paragraph-rsid="00204327" style:font-weight-asian="normal" style:font-weight-complex="normal"/>
    </style:style>
    <style:style style:name="P11" style:family="paragraph" style:parent-style-name="Text_20_body">
      <style:text-properties style:font-name="inherit" fo:font-weight="normal" officeooo:paragraph-rsid="0026942e" style:font-weight-asian="normal" style:font-weight-complex="normal"/>
    </style:style>
    <style:style style:name="P12" style:family="paragraph" style:parent-style-name="Text_20_body">
      <style:text-properties style:font-name="inherit" officeooo:paragraph-rsid="00239f3a"/>
    </style:style>
    <style:style style:name="P13" style:family="paragraph" style:parent-style-name="Text_20_body">
      <style:text-properties style:font-name="inherit" officeooo:paragraph-rsid="00257787"/>
    </style:style>
    <style:style style:name="P14" style:family="paragraph" style:parent-style-name="Text_20_body">
      <style:text-properties style:font-name="inherit" officeooo:paragraph-rsid="0026942e"/>
    </style:style>
    <style:style style:name="P15" style:family="paragraph" style:parent-style-name="Text_20_body">
      <style:text-properties style:font-name="inherit" officeooo:paragraph-rsid="0027df9d"/>
    </style:style>
    <style:style style:name="P16" style:family="paragraph" style:parent-style-name="Text_20_body">
      <style:text-properties style:font-name="inherit" officeooo:rsid="002964f3" officeooo:paragraph-rsid="002964f3"/>
    </style:style>
    <style:style style:name="P17" style:family="paragraph" style:parent-style-name="Text_20_body">
      <style:text-properties style:font-name="INHERIT"/>
    </style:style>
    <style:style style:name="P18" style:family="paragraph" style:parent-style-name="Text_20_body">
      <style:text-properties style:font-name="INHERIT" fo:font-weight="bold" style:font-weight-asian="bold" style:font-weight-complex="bold"/>
    </style:style>
    <style:style style:name="P19" style:family="paragraph" style:parent-style-name="Text_20_body">
      <style:text-properties style:font-name="INHERIT" fo:font-weight="bold" officeooo:rsid="0023f899" officeooo:paragraph-rsid="0023f899" style:font-weight-asian="bold" style:font-weight-complex="bold"/>
    </style:style>
    <style:style style:name="P20" style:family="paragraph" style:parent-style-name="Text_20_body">
      <style:text-properties style:font-name="INHERIT" fo:font-weight="bold" officeooo:rsid="00257787" officeooo:paragraph-rsid="00257787" style:font-weight-asian="bold" style:font-weight-complex="bold"/>
    </style:style>
    <style:style style:name="P21" style:family="paragraph" style:parent-style-name="Text_20_body">
      <style:text-properties style:font-name="INHERIT" officeooo:paragraph-rsid="0023f899"/>
    </style:style>
    <style:style style:name="T1" style:family="text">
      <style:text-properties fo:font-weight="bold"/>
    </style:style>
    <style:style style:name="T2" style:family="text">
      <style:text-properties fo:font-weight="bold" officeooo:rsid="002043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135a"/>
    </style:style>
    <style:style style:name="T5" style:family="text">
      <style:text-properties officeooo:rsid="00204327"/>
    </style:style>
    <style:style style:name="T6" style:family="text">
      <style:text-properties style:font-name="inherit"/>
    </style:style>
    <style:style style:name="T7" style:family="text">
      <style:text-properties officeooo:rsid="0023f899"/>
    </style:style>
    <style:style style:name="T8" style:family="text">
      <style:text-properties officeooo:rsid="002964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Selector combination:</text:p>
      <text:p text:style-name="P9"><text:span text:style-name="T4">The c</text:span>ombination Selectors enable you to apply CSS styles based on its siblings and parents.</text:p>
      <text:p text:style-name="P3">XYZ : Descendent Selector</text:p>
      <text:p text:style-name="P3">X*Y : Universal Selector</text:p>
      <text:p text:style-name="P3">X&gt;Y : Direct Child</text:p>
      <text:p text:style-name="P3">X+Y : Adjacent Sibling</text:p>
      <text:p text:style-name="P3">X~Y : General Sibling</text:p>
      <text:p text:style-name="P9"/>
      <text:p text:style-name="P9">Eg: <text:span text:style-name="T1">#article p </text:span>will apply CSS styles to element <text:span text:style-name="T1">&lt;p&gt; </text:span><text:span text:style-name="T2">and h6</text:span> which are descendants of an element with ID <text:span text:style-name="T1">#article</text:span> .</text:p>
      <text:p text:style-name="P5">Demo:</text:p>
      <text:p text:style-name="P10"><text:span text:style-name="T5">&lt;!DOCTYPE html&gt;</text:span></text:p>
      <text:p text:style-name="P10"><text:span text:style-name="T5"><text:tab/>&lt;html&gt;</text:span></text:p>
      <text:p text:style-name="P10"><text:span text:style-name="T5"><text:tab/><text:tab/>&lt;style&gt;</text:span></text:p>
      <text:p text:style-name="P10"><text:span text:style-name="T5"><text:tab/><text:tab/><text:tab/>#article p,h6 {</text:span></text:p>
      <text:p text:style-name="P10"><text:span text:style-name="T5"><text:tab/><text:tab/><text:tab/><text:tab/>font-family:arial;</text:span></text:p>
      <text:p text:style-name="P10"><text:span text:style-name="T5"><text:tab/><text:tab/><text:tab/><text:tab/>color:red;</text:span></text:p>
      <text:p text:style-name="P10"><text:span text:style-name="T5"><text:tab/><text:tab/><text:tab/><text:tab/>font-size: 12px;</text:span></text:p>
      <text:p text:style-name="P10"><text:span text:style-name="T5"><text:tab/><text:tab/><text:tab/>}</text:span></text:p>
      <text:p text:style-name="P10"><text:span text:style-name="T5"><text:tab/><text:tab/>&lt;/style&gt;</text:span></text:p>
      <text:p text:style-name="P10"/>
      <text:p text:style-name="P10"><text:span text:style-name="T5"><text:tab/><text:tab/>&lt;body&gt;</text:span></text:p>
      <text:p text:style-name="P10"><text:span text:style-name="T5"><text:tab/><text:tab/><text:tab/>&lt;div id="article"&gt;</text:span></text:p>
      <text:p text:style-name="P10"><text:span text:style-name="T5"><text:s text:c="4"/><text:tab/><text:tab/><text:tab/><text:tab/>&lt;h6&gt;Hello siva&lt;/h6&gt;</text:span></text:p>
      <text:p text:style-name="P10"><text:span text:style-name="T5"><text:tab/><text:tab/><text:tab/><text:tab/>&lt;p&gt;Welcome To Webclass&lt;/p&gt;</text:span></text:p>
      <text:p text:style-name="P10"><text:span text:style-name="T5"><text:tab/><text:tab/><text:tab/>&lt;/div&gt;</text:span></text:p>
      <text:p text:style-name="P10"/>
      <text:p text:style-name="P10"><text:span text:style-name="T5"><text:tab/><text:tab/><text:tab/>&lt;p&gt;Hey..What happend&lt;/p&gt;</text:span></text:p>
      <text:p text:style-name="P10"><text:span text:style-name="T5"><text:tab/><text:tab/>&lt;/body&gt;</text:span></text:p>
      <text:p text:style-name="P10"><text:span text:style-name="T5"><text:tab/>&lt;/html&gt;</text:span></text:p>
      <text:p text:style-name="P4"><text:soft-page-break/>CSS : Universal Selector x*y</text:p>
      <text:p text:style-name="P3">1. A Universal Descendant selector is used to apply CSS styles to descendent element regardless of its parent.</text:p>
      <text:p text:style-name="P3">2. Eg: For #article * span, contents of &lt;span&gt; within element with ID #article will be styled regardless of &lt;span&gt;'s parent element .</text:p>
      <text:p text:style-name="P3">&lt;style&gt;</text:p>
      <text:p text:style-name="P3"><text:tab/>#article * span {</text:p>
      <text:p text:style-name="P3"><text:tab/><text:tab/>font-family:Verdana;</text:p>
      <text:p text:style-name="P3"><text:tab/><text:tab/>color:#fa4b2a;</text:p>
      <text:p text:style-name="P3">}</text:p>
      <text:p text:style-name="P3">&lt;/style&gt;</text:p>
      <text:p text:style-name="P4">CSS: Direct Child Selector x&gt;y </text:p>
      <text:p text:style-name="P3">1. Used to apply CSS styles to elements that are immediate children(s) of the specified element and not grandchild descendents.</text:p>
      <text:p text:style-name="P3">2. The Selector is created using a greater-than sign (&gt;) between the parent and child selector. Eg: x&gt;y</text:p>
      <text:p text:style-name="P3">3. Eg: For selector body &gt; p will select element &lt;p&gt; which are direct child of &lt;body&gt; element and not any grand-children. </text:p>
      <text:p text:style-name="P3">&lt;style&gt;</text:p>
      <text:p text:style-name="P3"><text:tab/>body &gt; p {</text:p>
      <text:p text:style-name="P3"><text:tab/><text:tab/>font-family:Verdana;</text:p>
      <text:p text:style-name="P3"><text:tab/><text:tab/>box-shadow:5px 5px 5px #ccc;</text:p>
      <text:p text:style-name="P3"><text:tab/><text:tab/>border:5px solid #eee;</text:p>
      <text:p text:style-name="P3"><text:tab/>}</text:p>
      <text:p text:style-name="P3">&lt;/style&gt;</text:p>
      <text:p text:style-name="P4"/>
      <text:p text:style-name="P4"/>
      <text:p text:style-name="P4">CSS: Adjacent Sibling Selector x+y </text:p>
      <text:p text:style-name="P3">1. Adjacent Sibling selector applies CSS styles to elements only if it's adjacent to the specified element.</text:p>
      <text:p text:style-name="P3">2. To create the Selector a symbol " + " is used between the two selectors.</text:p>
      <text:p text:style-name="P3">3. 3. Eg: h1 + p will select only the first &lt;p&gt; following the &lt;h1&gt; element, all other non-adjacent elements will not be Selected. </text:p>
      <text:p text:style-name="P3"><text:soft-page-break/>&lt;style&gt;</text:p>
      <text:p text:style-name="P3"><text:tab/>h1 + p {</text:p>
      <text:p text:style-name="P3"><text:tab/><text:tab/>font-family:Verdana;</text:p>
      <text:p text:style-name="P3"><text:tab/><text:tab/>box-shadow:5px 5px 5px #ccc;</text:p>
      <text:p text:style-name="P3"><text:tab/><text:tab/>border:5px solid #eee;</text:p>
      <text:p text:style-name="P3"><text:tab/>}</text:p>
      <text:p text:style-name="P3">&lt;/style&gt;</text:p>
      <text:p text:style-name="P4">CSS: General Sibling Selector x~y </text:p>
      <text:p text:style-name="P3">1. To apply CSS styles to all sibling elements that occur after the first Sibling, not just the immediate one .</text:p>
      <text:p text:style-name="P3">2. To create the selector use symbol " ~ " between the two selectors.</text:p>
      <text:p text:style-name="P3">3. Eg: h1 ~ p will select all &lt;p&gt; elements following the &lt;h1&gt; element, and not just the first &lt;p&gt;</text:p>
      <text:p text:style-name="P3">&lt;style&gt;</text:p>
      <text:p text:style-name="P3"><text:tab/>h1 ~ p {</text:p>
      <text:p text:style-name="P3"><text:tab/><text:tab/>font-family:Verdana;</text:p>
      <text:p text:style-name="P3"><text:tab/><text:tab/>box-shadow:5px 5px 5px #ccc;</text:p>
      <text:p text:style-name="P3"><text:tab/><text:tab/>border:5px solid #eee;</text:p>
      <text:p text:style-name="P3"><text:tab/>}</text:p>
      <text:p text:style-name="P3">&lt;/style&gt;</text:p>
      <text:p text:style-name="P12"><text:span text:style-name="T3">2. Selector Abstraction:</text:span></text:p>
      <text:p text:style-name="P12">It’s a simple example of abstraction. You want to include the same set of code in the header to each page on a site. No need to reinvent that code over and over. Write it once, place it in its own file, and include that file wherever you need it.</text:p>
      <text:p text:style-name="P17">The principle of D - Don’t R - Repeat Y – <text:span text:style-name="T6">Yourself</text:span>(DRY).</text:p>
      <text:p text:style-name="P18">common abstractions you might already use:</text:p>
      <text:p text:style-name="P19">CSS Classes:</text:p>
      <text:p text:style-name="P21">Let’s look at the first. A css class is an abstraction. </text:p>
      <text:p text:style-name="P21">You define a set of styles that can be reused anywhere in your html. </text:p>
      <text:p text:style-name="P21">Someone working in the html alone doesn’t need to see all the details of the class. </text:p>
      <text:p text:style-name="P21"><text:soft-page-break/>They just need to know that by adding class=”<text:span text:style-name="T7">web</text:span>” to any html element, they get a consistent <text:span text:style-name="T7">web</text:span> style applied.</text:p>
      <text:p text:style-name="P20">Syntex:</text:p>
      <text:p text:style-name="P3"><text:s/>.submit {</text:p>
      <text:p text:style-name="P13"><text:tab/>border: 1px solid #000; </text:p>
      <text:p text:style-name="P13"><text:tab/>cursor: pointer; </text:p>
      <text:p text:style-name="P13"><text:tab/>text-transform: uppercase; </text:p>
      <text:p text:style-name="P13">}</text:p>
      <text:p text:style-name="P3"/>
      <text:p text:style-name="P3">.next_button {</text:p>
      <text:p text:style-name="P13"><text:tab/>border: 1px solid #000;</text:p>
      <text:p text:style-name="P13"><text:s/><text:tab/>cursor: pointer; </text:p>
      <text:p text:style-name="P13"><text:tab/>text-transform: uppercase; </text:p>
      <text:p text:style-name="P13">}</text:p>
      <text:p text:style-name="P3"/>
      <text:p text:style-name="P13">&lt;input type="submit" class="submit" /&gt; </text:p>
      <text:p text:style-name="P13">&lt;a href="next_page.html" class="next_button" &gt;Next&lt;/a&gt;</text:p>
      <text:p text:style-name="P2">3.DRY this up by abstracting the CSS declarations into one class:</text:p>
      <text:p text:style-name="P2"/>
      <text:p text:style-name="P14">.button { </text:p>
      <text:p text:style-name="P14">border: 1px solid #000; </text:p>
      <text:p text:style-name="P14">cursor: pointer; </text:p>
      <text:p text:style-name="P14">text-transform: uppercase; </text:p>
      <text:p text:style-name="P14">}</text:p>
      <text:p text:style-name="P3">&lt;input type="submit" class="button" /&gt;</text:p>
      <text:p text:style-name="P3">&lt;a href="next_page.html" class="button"&gt;Next&lt;/a&gt;</text:p>
      <text:p text:style-name="P3"/>
      <text:p text:style-name="P4">4.What if the buttons are only mostly the same?</text:p>
      <text:p text:style-name="P11">.button { </text:p>
      <text:p text:style-name="P14"><text:tab/>background: #fff; </text:p>
      <text:p text:style-name="P14"><text:tab/>border: 1px solid #000; </text:p>
      <text:p text:style-name="P14"><text:tab/>color: #333; </text:p>
      <text:p text:style-name="P14"><text:soft-page-break/>cursor: pointer; </text:p>
      <text:p text:style-name="P14">}</text:p>
      <text:p text:style-name="P3">&lt;input type="submit" class="button" /&gt;</text:p>
      <text:p text:style-name="P3">&lt;a href="next_page.html" class="button"&gt;Next&lt;/a&gt;</text:p>
      <text:p text:style-name="P3"/>
      <text:p text:style-name="P14">5.button { </text:p>
      <text:p text:style-name="P14"><text:tab/>background: #fff; </text:p>
      <text:p text:style-name="P14"><text:tab/>border: 1px solid #000; </text:p>
      <text:p text:style-name="P14"><text:tab/>color: #333; </text:p>
      <text:p text:style-name="P14"><text:tab/>cursor: pointer; </text:p>
      <text:p text:style-name="P14">}</text:p>
      <text:p text:style-name="P14">.submit { </text:p>
      <text:p text:style-name="P14"><text:tab/>background: #555; </text:p>
      <text:p text:style-name="P14">}</text:p>
      <text:p text:style-name="P3">&lt;input type="submit” class="button submit" /&gt;</text:p>
      <text:p text:style-name="P3">&lt;a href="next_page.html" class="button"&gt;Next&lt;/a&gt;</text:p>
      <text:p text:style-name="P3"/>
      <text:p text:style-name="P1"/>
      <text:p text:style-name="P6">6.Style shorthand :</text:p>
      <text:p text:style-name="P15"><text:s/>margin:Top - Right - Bottom - Left:</text:p>
      <text:p text:style-name="P15">.ski_poles { </text:p>
      <text:p text:style-name="P15"><text:tab/>margin-top: 15px; </text:p>
      <text:p text:style-name="P15"><text:tab/>margin-left: 20px; </text:p>
      <text:p text:style-name="P15"><text:tab/>margin-right: 10px; </text:p>
      <text:p text:style-name="P15"><text:tab/>margin-bottom: 0; </text:p>
      <text:p text:style-name="P15">}</text:p>
      <text:p text:style-name="P15"/>
      <text:p text:style-name="P7">The above mentioned concept is i tho<text:span text:style-name="T8">roughly referd and i learned completely this entire concepts of selector combination and selector abstraction.</text:span></text:p>
      <text:p text:style-name="P8">I create one webpage based this entire concept.</text:p>
      <text:p text:style-name="P8">Please see the below code.</text:p>
      <text:p text:style-name="P16"><text:soft-page-break/>&lt;!DOCTYPE html&gt;</text:p>
      <text:p text:style-name="P16"><text:tab/>&lt;html&gt;</text:p>
      <text:p text:style-name="P16"><text:tab/><text:tab/>&lt;head&gt;</text:p>
      <text:p text:style-name="P16"><text:tab/><text:tab/><text:tab/>&lt;title&gt;Welcome To Webclass&lt;/title&gt;</text:p>
      <text:p text:style-name="P16"><text:tab/><text:tab/><text:tab/><text:tab/>&lt;style&gt;</text:p>
      <text:p text:style-name="P16"><text:tab/><text:tab/><text:tab/><text:tab/><text:tab/>.siva p,h2 {</text:p>
      <text:p text:style-name="P16"><text:tab/><text:tab/><text:tab/><text:tab/><text:tab/></text:p>
      <text:p text:style-name="P16"><text:tab/><text:tab/><text:tab/><text:tab/><text:tab/><text:tab/>font: italic bold 16px/18px sans-serif;</text:p>
      <text:p text:style-name="P16"><text:tab/><text:tab/><text:tab/><text:tab/><text:tab/><text:tab/>color:blue;</text:p>
      <text:p text:style-name="P16"><text:tab/><text:tab/><text:tab/><text:tab/><text:tab/><text:tab/>border:3px solid #ccc;</text:p>
      <text:p text:style-name="P16"><text:tab/><text:tab/><text:tab/><text:tab/><text:tab/><text:tab/>background: #000 url(bgm.jpg) no-repeat <text:tab/><text:tab/><text:tab/><text:tab/><text:tab/><text:tab/>center top;</text:p>
      <text:p text:style-name="P16"><text:tab/><text:tab/><text:tab/><text:tab/><text:tab/><text:tab/>margin:0px 0px 0px 0px;</text:p>
      <text:p text:style-name="P16"><text:tab/><text:tab/><text:tab/><text:tab/><text:tab/><text:tab/>padding:5px 2px 0px 3px;</text:p>
      <text:p text:style-name="P16"><text:tab/><text:tab/><text:tab/><text:tab/><text:tab/><text:tab/>list-style: disc inside none; <text:s text:c="3"/></text:p>
      <text:p text:style-name="P16"><text:tab/><text:tab/><text:tab/><text:tab/><text:tab/>}</text:p>
      <text:p text:style-name="P16"><text:tab/><text:tab/><text:tab/><text:tab/><text:tab/>h1{</text:p>
      <text:p text:style-name="P16"><text:tab/><text:tab/><text:tab/><text:tab/><text:tab/><text:tab/>text-align:center;</text:p>
      <text:p text:style-name="P16"><text:tab/><text:tab/><text:tab/><text:tab/><text:tab/><text:tab/>background-color: black;</text:p>
      <text:p text:style-name="P16"><text:tab/><text:tab/><text:tab/><text:tab/><text:tab/><text:tab/>color: white; </text:p>
      <text:p text:style-name="P16"><text:tab/><text:tab/><text:tab/><text:tab/><text:tab/>}</text:p>
      <text:p text:style-name="P16"><text:tab/><text:tab/><text:tab/><text:tab/><text:tab/>.button { </text:p>
      <text:p text:style-name="P16"><text:tab/><text:tab/><text:tab/><text:tab/><text:tab/><text:tab/>border: 1px solid #000; </text:p>
      <text:p text:style-name="P16"><text:tab/><text:tab/><text:tab/><text:tab/><text:tab/><text:tab/>cursor: pointer; </text:p>
      <text:p text:style-name="P16"><text:tab/><text:tab/><text:tab/><text:tab/><text:tab/><text:tab/>text-transform: uppercase;</text:p>
      <text:p text:style-name="P16"><text:tab/><text:tab/><text:tab/><text:tab/><text:tab/><text:tab/>background-color:green;</text:p>
      <text:p text:style-name="P16"><text:tab/><text:tab/><text:tab/><text:tab/><text:tab/><text:tab/>color:white;</text:p>
      <text:p text:style-name="P16"><text:tab/><text:tab/><text:tab/><text:tab/><text:tab/>}<text:tab/></text:p>
      <text:p text:style-name="P16"><text:tab/><text:tab/><text:tab/><text:tab/><text:tab/></text:p>
      <text:p text:style-name="P16"><text:tab/><text:tab/><text:tab/><text:tab/><text:tab/></text:p>
      <text:p text:style-name="P16"><text:tab/><text:tab/><text:tab/></text:p>
      <text:p text:style-name="P16"><text:soft-page-break/><text:tab/><text:tab/><text:tab/><text:tab/>&lt;/style&gt;</text:p>
      <text:p text:style-name="P16"/>
      <text:p text:style-name="P16"><text:tab/><text:tab/>&lt;/head&gt;</text:p>
      <text:p text:style-name="P16"><text:tab/><text:tab/>&lt;body&gt;</text:p>
      <text:p text:style-name="P16"><text:tab/><text:tab/><text:tab/>&lt;header&gt;</text:p>
      <text:p text:style-name="P16"><text:tab/><text:tab/><text:tab/><text:tab/>&lt;hgroup&gt;</text:p>
      <text:p text:style-name="P16"><text:tab/><text:tab/><text:tab/><text:tab/><text:tab/>&lt;h1&gt;Welcome To Webclass&lt;/h1&gt;</text:p>
      <text:p text:style-name="P16"/>
      <text:p text:style-name="P16"><text:tab/><text:tab/><text:tab/><text:tab/>&lt;/hgroup&gt;</text:p>
      <text:p text:style-name="P16"><text:tab/><text:tab/><text:tab/>&lt;/header&gt;</text:p>
      <text:p text:style-name="P16"/>
      <text:p text:style-name="P16"><text:tab/><text:tab/><text:tab/>&lt;div class="siva"&gt;</text:p>
      <text:p text:style-name="P16"><text:tab/><text:tab/><text:tab/><text:tab/>&lt;h2&gt;Introduction&lt;/h2&gt;</text:p>
      <text:p text:style-name="P16"><text:tab/><text:tab/><text:tab/><text:tab/>&lt;p&gt;Welcome !&lt;/p&gt;</text:p>
      <text:p text:style-name="P16"><text:tab/><text:tab/><text:tab/><text:tab/>&lt;p&gt;Established in 2018, Web Technologies has been <text:tab/><text:tab/><text:tab/><text:tab/>serving as a promoter of businesses for over a decade. <text:tab/><text:tab/><text:tab/><text:tab/>We offer high quality professional Web Design and <text:tab/><text:tab/><text:tab/><text:tab/><text:tab/>Hosting Services at affordable prices to companies and <text:tab/><text:tab/><text:tab/><text:tab/>inividuals. With our expertise, you can be sure your <text:tab/><text:tab/><text:tab/><text:tab/><text:tab/>website is in good hands.&lt;/p&gt;</text:p>
      <text:p text:style-name="P16"/>
      <text:p text:style-name="P16"><text:tab/><text:tab/><text:tab/><text:tab/></text:p>
      <text:p text:style-name="P16"><text:tab/><text:tab/><text:tab/><text:tab/>&lt;a href="next_page.html" class="button"&gt;Next&lt;/a&gt;</text:p>
      <text:p text:style-name="P16"/>
      <text:p text:style-name="P16"/>
      <text:p text:style-name="P16"><text:tab/><text:tab/><text:tab/><text:tab/>&lt;p&gt;We focus our efforts in crafting professional <text:tab/><text:tab/><text:tab/><text:tab/><text:tab/>Websites, giving an impressive look and feel to your <text:tab/><text:tab/><text:tab/><text:tab/><text:tab/>website. We optimize your website to get it high <text:tab/><text:tab/><text:tab/><text:tab/><text:tab/>positions in search engines with the right <text:tab/><text:tab/><text:tab/><text:tab/><text:tab/><text:tab/>keywords.&lt;/p&gt;</text:p>
      <text:p text:style-name="P16"/>
      <text:p text:style-name="P16"><text:tab/><text:tab/><text:tab/><text:tab/>&lt;p&gt;We put the latest technology to work for you. We <text:tab/><text:tab/><text:tab/><text:tab/>stay up-to-date-with the latest technology to make sure <text:tab/><text:tab/><text:tab/><text:tab/><text:tab/>we apply the latest methods and best ways to <text:tab/><text:soft-page-break/><text:tab/><text:tab/><text:tab/><text:tab/>give your Websites and Portals the look and feel of the <text:tab/><text:tab/><text:tab/><text:tab/>future.&lt;/p&gt;</text:p>
      <text:p text:style-name="P16"/>
      <text:p text:style-name="P16"><text:tab/><text:tab/><text:tab/><text:tab/>&lt;p&gt;Our expertise are in Graphic Designing, Flash <text:tab/><text:tab/><text:tab/><text:tab/><text:tab/>Presentations, Photo Imaging, Audio and Video <text:tab/><text:tab/><text:tab/><text:tab/><text:tab/>Streamong, HTML, PHP, and SQL Databases.&lt;/p&gt;</text:p>
      <text:p text:style-name="P16"/>
      <text:p text:style-name="P16"><text:tab/><text:tab/><text:tab/><text:tab/>&lt;p&gt;We can also develop Dynamic Content <text:tab/><text:tab/><text:tab/><text:tab/><text:tab/><text:tab/>Management Pages where the client can update , edit, <text:tab/><text:tab/><text:tab/><text:tab/>format text, upload or replace images or videos without <text:tab/><text:tab/><text:tab/><text:tab/>any help from a Designer.&lt;/p&gt;</text:p>
      <text:p text:style-name="P16"/>
      <text:p text:style-name="P16"><text:tab/><text:tab/><text:tab/><text:tab/>&lt;p&gt;We test each and every piece of work before <text:tab/><text:tab/><text:tab/><text:tab/><text:tab/>uploading to server.&lt;/p&gt;</text:p>
      <text:p text:style-name="P16"><text:tab/><text:tab/><text:tab/><text:tab/>&lt;a href="next_page.html" class="button"&gt;Submit&lt;/a&gt;</text:p>
      <text:p text:style-name="P16"/>
      <text:p text:style-name="P16"><text:tab/><text:tab/><text:tab/>&lt;/div&gt;</text:p>
      <text:p text:style-name="P16"><text:tab/><text:tab/><text:tab/>&lt;hr style="border-width: 3px;border-color: black;"&gt;</text:p>
      <text:p text:style-name="P16"><text:tab/><text:tab/><text:tab/>&lt;footer style="text-align: center;"&gt;&amp;#9400 Copy Rights <text:tab/><text:tab/><text:tab/><text:tab/>Reserved By Webclass.Com&lt;/footer&gt;</text:p>
      <text:p text:style-name="P16"><text:tab/><text:tab/><text:tab/>&lt;hr style="border-width: 3px;border-color: black;"&gt;</text:p>
      <text:p text:style-name="P16"><text:tab/><text:tab/>&lt;/body&gt;</text:p>
      <text:p text:style-name="P16"><text:tab/>&lt;/html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/>
      <text:p text:style-name="P3"/>
      <text:p text:style-name="P3"/>
      <text:p text:style-name="Standard"><text:soft-page-break/></text:p>
      <text:p text:style-name="P3"/>
      <text:p text:style-name="P3"/>
      <text:p text:style-name="P3"/>
      <text:p text:style-name="Standard"/>
      <text:p text:style-name="P1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08:49:50.461620623</meta:creation-date>
    <dc:date>2018-08-11T11:35:02.756040949</dc:date>
    <meta:editing-duration>PT31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9" meta:paragraph-count="185" meta:word-count="955" meta:character-count="6635" meta:non-whitespace-character-count="5379"/>
  </office:meta>
</office:document-meta>
</file>